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difficulté est de comprendre de manière automatique la sémantique des données. Avec la spécification de HTML 4, la sémantique n'est connu que par le concepteur. RDFa tend à combler cette limite en fournissant un FRAMEWORK, brique de base à la conception d'un système, pour la description des données. Il permet de partager une description de données au moyen d'un langage. Il permet la publication de la description des données au travers d'un mécanisme d'espace de n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3-27T08:32:18</meta:creation-date>
    <dc:date>2014-03-27T08:44:52</dc:date>
    <dc:creator>Asus </dc:creator>
    <meta:editing-duration>P0D</meta:editing-duration>
    <meta:editing-cycles>1</meta:editing-cycles>
    <meta:document-statistic meta:table-count="0" meta:image-count="0" meta:object-count="0" meta:page-count="1" meta:paragraph-count="1" meta:word-count="77" meta:character-count="473" meta:non-whitespace-character-count="397"/>
    <meta:generator>LibreOffice/3.5$Linux_x86 LibreOffice_project/350m1$Build-2</meta:generator>
  </office:meta>
</office:document-meta>
</file>